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adornments="Normál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áblázat1" style:family="table">
      <style:table-properties style:width="16.845cm" fo:margin-left="0.309cm" table:align="left" style:writing-mode="lr-tb"/>
    </style:style>
    <style:style style:name="Táblázat1.A" style:family="table-column">
      <style:table-column-properties style:column-width="8.726cm"/>
    </style:style>
    <style:style style:name="Táblázat1.B" style:family="table-column">
      <style:table-column-properties style:column-width="8.119cm"/>
    </style:style>
    <style:style style:name="Táblázat1.1" style:family="table-row">
      <style:table-row-properties style:min-row-height="0.801cm" fo:keep-together="auto"/>
    </style:style>
    <style:style style:name="Táblázat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áblázat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áblázat2" style:family="table">
      <style:table-properties style:width="16.845cm" fo:margin-left="0.309cm" table:align="left" style:writing-mode="lr-tb"/>
    </style:style>
    <style:style style:name="Táblázat2.A" style:family="table-column">
      <style:table-column-properties style:column-width="8.726cm"/>
    </style:style>
    <style:style style:name="Táblázat2.B" style:family="table-column">
      <style:table-column-properties style:column-width="8.119cm"/>
    </style:style>
    <style:style style:name="Táblázat2.1" style:family="table-row">
      <style:table-row-properties style:min-row-height="0.801cm" fo:keep-together="auto"/>
    </style:style>
    <style:style style:name="Táblázat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áblázat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style:text-autospace="none"/>
      <style:text-properties fo:font-size="11pt" style:font-size-asian="11pt" style:font-size-complex="11pt"/>
    </style:style>
    <style:style style:name="P2" style:family="paragraph" style:parent-style-name="Standard">
      <style:paragraph-properties style:text-autospace="none"/>
      <style:text-properties fo:font-size="11pt" style:font-size-asian="11pt" style:font-size-complex="11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 style:list-style-name="WW8Num1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style:text-autospace="none"/>
      <style:text-properties fo:font-size="11pt" fo:font-style="italic" style:font-size-asian="11pt" style:font-style-asian="italic" style:font-size-complex="11pt" style:font-weight-complex="bold"/>
    </style:style>
    <style:style style:name="P7" style:family="paragraph" style:parent-style-name="Standard">
      <style:paragraph-properties style:text-autospace="none"/>
      <style:text-properties fo:font-size="11pt" fo:font-style="italic" fo:font-weight="bold" style:font-size-asian="11pt" style:font-style-asian="italic" style:font-weight-asian="bold" style:font-size-complex="11pt" style:font-weight-complex="bold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 style:list-style-name="WW8Num1">
      <style:paragraph-properties style:text-autospace="none"/>
    </style:style>
    <style:style style:name="P10" style:family="paragraph" style:parent-style-name="Standard">
      <style:paragraph-properties fo:margin-left="0.635cm" fo:margin-right="0cm" fo:text-indent="0cm" style:auto-text-indent="false" style:text-autospace="none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 style:master-page-name="Standard">
      <style:paragraph-properties fo:text-align="center" style:justify-single-word="false" style:page-number="auto" style:text-autospace="none"/>
      <style:text-properties fo:font-size="11pt" style:font-size-asian="11pt" style:font-size-complex="11pt"/>
    </style:style>
    <style:style style:name="P12" style:family="paragraph" style:parent-style-name="Standard">
      <style:paragraph-properties fo:margin-top="0.3cm" fo:margin-bottom="0cm" loext:contextual-spacing="false" style:text-autospace="non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Normál_20__28_Web_29_">
      <style:paragraph-properties fo:margin-left="0.265cm" fo:margin-right="0.265cm" fo:margin-top="0cm" fo:margin-bottom="0.159cm" loext:contextual-spacing="false" fo:text-indent="0cm" style:auto-text-indent="false"/>
    </style:style>
    <style:style style:name="P15" style:family="paragraph" style:parent-style-name="Normál_20__28_Web_29_">
      <style:paragraph-properties fo:margin-left="0.265cm" fo:margin-right="0.265cm" fo:margin-top="0cm" fo:margin-bottom="0.159cm" loext:contextual-spacing="false" fo:text-indent="0cm" style:auto-text-indent="false"/>
      <style:text-properties style:font-name="Times" fo:font-size="11pt" style:font-size-asian="11pt" style:font-name-complex="Times" style:font-size-complex="11pt"/>
    </style:style>
    <style:style style:name="P16" style:family="paragraph" style:parent-style-name="Normál_20__28_Web_29_">
      <style:paragraph-properties fo:margin-left="0.265cm" fo:margin-right="0.265cm" fo:margin-top="0.318cm" fo:margin-bottom="0.159cm" loext:contextual-spacing="false" fo:text-indent="0cm" style:auto-text-indent="false"/>
    </style:style>
    <style:style style:name="P17" style:family="paragraph" style:parent-style-name="Normál_20__28_Web_29_">
      <style:paragraph-properties fo:margin-left="0cm" fo:margin-right="0.265cm" fo:margin-top="0.318cm" fo:margin-bottom="0cm" loext:contextual-spacing="false" fo:text-indent="0cm" style:auto-text-indent="false"/>
    </style:style>
    <style:style style:name="P18" style:family="paragraph" style:parent-style-name="Normál_20__28_Web_29_">
      <style:paragraph-properties fo:margin-left="0cm" fo:margin-right="0.265cm" fo:margin-top="0cm" fo:margin-bottom="0.499cm" loext:contextual-spacing="false" fo:text-indent="0cm" style:auto-text-indent="false"/>
    </style:style>
    <style:style style:name="P19" style:family="paragraph" style:parent-style-name="Normál_20__28_Web_29_">
      <style:paragraph-properties fo:margin-left="0cm" fo:margin-right="0.265cm" fo:margin-top="0cm" fo:margin-bottom="0.499cm" loext:contextual-spacing="false" fo:text-indent="0cm" style:auto-text-indent="false"/>
      <style:text-properties fo:font-size="11pt" style:font-size-asian="11pt" style:font-size-complex="11pt"/>
    </style:style>
    <style:style style:name="P20" style:family="paragraph" style:parent-style-name="Normál_20__28_Web_29_">
      <style:paragraph-properties fo:margin-left="0cm" fo:margin-right="0.265cm" fo:margin-top="0cm" fo:margin-bottom="0.499cm" loext:contextual-spacing="false" fo:text-indent="0cm" style:auto-text-indent="false"/>
      <style:text-properties style:font-name="Times" fo:font-size="11pt" style:font-size-asian="11pt" style:font-name-complex="Times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size-asian="11pt" style:font-size-complex="11pt" style:font-weight-complex="bold"/>
    </style:style>
    <style:style style:name="T3" style:family="text">
      <style:text-properties fo:font-size="11pt" officeooo:rsid="001076cc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style="italic" style:font-size-asian="11pt" style:font-style-asian="italic" style:font-size-complex="11pt" style:font-weight-complex="bold"/>
    </style:style>
    <style:style style:name="T6" style:family="text">
      <style:text-properties fo:font-size="11pt" fo:font-style="italic" fo:font-weight="bold" style:font-size-asian="11pt" style:font-style-asian="italic" style:font-weight-asian="bold" style:font-size-complex="11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" fo:font-size="11pt" fo:font-weight="bold" style:font-size-asian="11pt" style:font-weight-asian="bold" style:font-name-complex="Times" style:font-size-complex="11pt" style:font-weight-complex="bold"/>
    </style:style>
    <style:style style:name="T9" style:family="text">
      <style:text-properties style:font-name="Times" fo:font-size="11pt" style:font-size-asian="11pt" style:font-name-complex="Times" style:font-size-complex="11pt"/>
    </style:style>
    <style:style style:name="T10" style:family="text">
      <style:text-properties style:font-name="Times" style:font-name-complex="Time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7">NYILATKOZAT </text:span></text:p>
      <text:p text:style-name="P3">NORMATÍV ÉTKEZÉSI KEDVEZMÉNY IGÉNYLÉSÉHEZ</text:p>
      <text:p text:style-name="P13"><text:span text:style-name="T1">A gyermekvédelemről szóló 1997. évi XXXI. törvény 19. § (1), és a 148. § (5) - (8) bekezdése, </text:span></text:p>
      <text:p text:style-name="P13"><text:span text:style-name="T1">valamint a 133/1997. (VII. 29.) Korm. rendelet 17.§. alapján</text:span></text:p>
      <text:p text:style-name="P3"/>
      <text:p text:style-name="P14"><text:bookmark-start text:name="pr718"/>A tanuló:<text:bookmark-end text:name="pr718"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18"><text:span text:style-name="T1">Neve:</text:span></text:p>
          </table:table-cell>
          <table:table-cell table:style-name="Táblázat1.B1" office:value-type="string">
            <text:p text:style-name="P19">Iskola</text:p>
          </table:table-cell>
        </table:table-row>
        <table:table-row table:style-name="Táblázat1.1">
          <table:table-cell table:style-name="Táblázat1.A1" office:value-type="string">
            <text:p text:style-name="P18"><text:span text:style-name="T1">Oktatási azonosítója:</text:span></text:p>
          </table:table-cell>
          <table:table-cell table:style-name="Táblázat1.B1" office:value-type="string">
            <text:p text:style-name="P18"><text:span text:style-name="T9">Osztály:</text:span></text:p>
          </table:table-cell>
        </table:table-row>
      </table:table>
      <text:p text:style-name="P15"/>
      <text:p text:style-name="P16"><text:bookmark text:name="pr719"/><text:bookmark-start text:name="pr720"/>A szülő (gondviselő): <text:bookmark-end text:name="pr720"/></text:p>
      <table:table table:name="Táblázat2" table:style-name="Táblázat2">
        <table:table-column table:style-name="Táblázat2.A"/>
        <table:table-column table:style-name="Táblázat2.B"/>
        <table:table-row table:style-name="Táblázat2.1">
          <table:table-cell table:style-name="Táblázat2.A1" office:value-type="string">
            <text:p text:style-name="P18"><text:span text:style-name="T1">Neve:</text:span></text:p>
          </table:table-cell>
          <table:table-cell table:style-name="Táblázat2.B1" office:value-type="string">
            <text:p text:style-name="P19">Sz.ig.sz.:</text:p>
          </table:table-cell>
        </table:table-row>
        <table:table-row table:style-name="Táblázat2.1">
          <table:table-cell table:style-name="Táblázat2.B1" table:number-columns-spanned="2" office:value-type="string">
            <text:p text:style-name="P20">Lakcíme:</text:p>
          </table:table-cell>
          <table:covered-table-cell/>
        </table:table-row>
      </table:table>
      <text:p text:style-name="P17"><text:bookmark-start text:name="pr722"/><text:span text:style-name="T2">Alulírott - <text:s/>a fent nevezett tanuló nevében - normatív kedvezmény iránti igényt nyújtok be, mert a hivatkozott jogszabályban meghatározott feltételek közül az alábbi teljesül: </text:span><text:bookmark-end text:name="pr722"/></text:p>
      <text:p text:style-name="P8"><text:span text:style-name="T5">( Kérjük „</text:span><text:span text:style-name="T6">X</text:span><text:span text:style-name="T5">”-el jelölni! )</text:span></text:p>
      <text:p text:style-name="P6"/>
      <text:list xml:id="list6577649109114326917" text:style-name="WW8Num1">
        <text:list-item>
          <text:p text:style-name="P9"><text:span text:style-name="T4">Rendszeres gyermekvédelmi támogatásban részesülő</text:span><text:span text:style-name="T1"> </text:span><text:span text:style-name="T4">után járó kedvezmény</text:span></text:p>
        </text:list-item>
      </text:list>
      <text:p text:style-name="P10"/>
      <text:p text:style-name="P8"><text:span text:style-name="T1">______ év _____________hó ____ napjától <text:s text:c="5"/>______ év _______________hó ____ napjáig </text:span></text:p>
      <text:p text:style-name="P8"><text:span text:style-name="T1">rendszeres gyermekvédelmi támogatásban részesülök.</text:span></text:p>
      <text:p text:style-name="P8"><text:span text:style-name="T5">(Legyen szíves csatolni a támogatást megállapító határozat fénymásolatát! )</text:span></text:p>
      <text:p text:style-name="P7"/>
      <text:list xml:id="list212625954233287" text:continue-numbering="true" text:style-name="WW8Num1">
        <text:list-item>
          <text:p text:style-name="P9"><text:span text:style-name="T4">Három vagy többgyermekes családban élő</text:span><text:span text:style-name="T1"> </text:span><text:span text:style-name="T4">gyermek után járó kedvezmény</text:span></text:p>
        </text:list-item>
      </text:list>
      <text:p text:style-name="P10"/>
      <text:p text:style-name="P12"><text:span text:style-name="T1">Nyilatkozom, hogy a velem közös háztartásban élő gyermekek száma: <text:tab/><text:tab/><text:tab/>_______fő</text:span></text:p>
      <text:p text:style-name="P12"><text:span text:style-name="T1">- ebből 18 éven aluli:<text:tab/><text:tab/><text:tab/><text:tab/><text:tab/><text:tab/><text:tab/><text:tab/><text:tab/>_______fő</text:span></text:p>
      <text:p text:style-name="P12"><text:span text:style-name="T1">- ebből 25 évesnél fiatalabb oktatási intézmény nappali tagozatán tanuló: <text:tab/><text:tab/>_______fő</text:span></text:p>
      <text:p text:style-name="P12"><text:span text:style-name="T1">- ebből tartósan beteg vagy súlyos fogyatékos gyermek: <text:tab/><text:tab/><text:tab/><text:tab/>_______fő</text:span></text:p>
      <text:p text:style-name="P12"><text:span text:style-name="T5">(16 évesnél idősebb gyermek esetén kérjük csatolni az iskolalátogatási igazolást! )</text:span></text:p>
      <text:p text:style-name="P7"/>
      <text:list xml:id="list212626900939457" text:continue-numbering="true" text:style-name="WW8Num1">
        <text:list-item>
          <text:p text:style-name="P4">Tartósan beteg vagy fogyatékos gyermek után járó kedvezmény</text:p>
        </text:list-item>
      </text:list>
      <text:p text:style-name="P10"/>
      <text:p text:style-name="P1">Nyilatkozom, hogy fent nevezett, ellátásban részesülő gyermekem tartósan beteg, fogyatékos.</text:p>
      <text:p text:style-name="P8"><text:span text:style-name="T5">(Szíveskedjen csatolni a tartós betegség, vagy fogyatékosság tényét igazoló okirat másolatát! )</text:span></text:p>
      <text:p text:style-name="P6"/>
      <text:p text:style-name="P6"/>
      <text:p text:style-name="P8"><text:span text:style-name="T6">A fenti jogcímek közül csak az egyik alapján igényelhető normatív kedvezmény! </text:span></text:p>
      <text:p text:style-name="P8"><text:span text:style-name="T2">Büntetőjogi felelősségem tudatában kijelentem, hogy a közölt adatok a valóságnak megfelelnek. Tudomásul veszem, hogy a fenti adatokban bekövetkezett bármilyen változást legkésőbb 15 napon belül köteles vagyok jelezni az intézmény vezetőjének.</text:span></text:p>
      <text:p text:style-name="P2"/>
      <text:p text:style-name="P2"/>
      <text:p text:style-name="P5"><text:tab/><text:tab/><text:tab/><text:tab/><text:tab/><text:tab/><text:tab/>_____________________________</text:p>
      <text:p text:style-name="P8"><text:span text:style-name="T1"><text:tab/><text:tab/><text:tab/><text:tab/><text:tab/><text:tab/><text:tab/><text:tab/>szülő/gondviselő </text:span></text:p>
      <text:p text:style-name="P1">Dátum: _____év _______hó <text:s/>______na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adornments="Normál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hu" fo:country="H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hu" fo:country="H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ál_20__28_Web_29_" style:display-name="Normál (Web)" style:family="paragraph" style:parent-style-name="Standard">
      <style:paragraph-properties fo:margin-top="0.494cm" fo:margin-bottom="0.494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Bekezdés_20_alapbetűtípusa" style:display-name="Bekezdés alapbetűtípusa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□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  <style:text-properties style:font-name="Times New Roman1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2.49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YILATKOZAT</dc:title>
    <meta:initial-creator>Kiss Ferenc</meta:initial-creator>
    <meta:creation-date>2013-02-18T12:20:00</meta:creation-date>
    <dc:date>2016-02-22T21:26:25.022359598</dc:date>
    <meta:print-date>2013-02-15T13:18:00</meta:print-date>
    <meta:editing-cycles>10</meta:editing-cycles>
    <meta:editing-duration>PT13M50S</meta:editing-duration>
    <meta:generator>LibreOffice/5.0.5.2$Linux_X86_64 LibreOffice_project/00m0$Build-2</meta:generator>
    <meta:document-statistic meta:table-count="2" meta:image-count="0" meta:object-count="0" meta:page-count="1" meta:paragraph-count="33" meta:word-count="240" meta:character-count="1868" meta:non-whitespace-character-count="1618"/>
  </office:meta>
</office:document-meta>
</file>